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76175928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199cm" svg:width="7.631cm" svg:height="2.833cm" draw:z-index="0"><draw:text-box><text:p text:style-name="P2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applicantobj.getSignaletic(withaddress=True,linebyline=True))</text:span></text:p></office:annotation>Titre Nom Prénom<text:line-break/>Adresse ligne1<text:line-break/>Adresse ligne2</text:p><text:p text:style-name="P2"><office:annotation><dc:creator>Stéphan Geulette</dc:creator><dc:date>2011-04-12T11:08:32</dc:date><text:p><text:span text:style-name="T9">do text if len(self.getApplicants()) &gt; 1</text:span></text:p></office:annotation>&lt;%Titre%&gt; &lt;%Nom%&gt; &lt;%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5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Dossier incomplet pour une demande de permis d'urbanisme</text:p>
      <text:p text:style-name="P11"/>
      <text:p text:style-name="P4"><text:span text:style-name="T4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4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self.getPortionOutsText()</text:text-input></text:p>
      <text:p text:style-name="Standard"/>
      <text:p text:style-name="Standard"/>
      <text:p text:style-name="P12"><office:annotation><dc:creator>Gauthier Bastien</dc:creator><dc:date>2011-02-21T09:23:46</dc:date><text:p text:style-name="P14"><text:span text:style-name="T9">do text if len(self.getApplicants()) == 1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<text:span text:style-name="T3">&lt;%Titre%&gt;</text:span>,</text:p>
      <text:p text:style-name="P6"/>
      <text:p text:style-name="P6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6">incomplète</text:span>.</text:p>
      <text:p text:style-name="P6"/>
      <text:p text:style-name="P6">Vous trouverez ci-dessous un <text:span text:style-name="T5">relevé des pièces manquantes</text:span>:</text:p>
      <text:section text:style-name="Sect1" text:name="Section1">
        <text:list xml:id="list809628776" text:style-name="L1">
          <text:list-item>
            <text:p text:style-name="P13"><text:span text:style-name="T7"><office:annotation><dc:creator>Stéphan Geulette</dc:creator><dc:date>2011-03-31T15:08:14</dc:date><text:p text:style-name="P14"><text:span text:style-name="T8">do section- for missingPart in self.getMissingParts()</text:span></text:p></office:annotation></text:span><text:change-start text:change-id="ct176175928"/><text:span text:style-name="T7">self.displayValue(self.listMissingParts(), missingPart)</text:span><text:change-end text:change-id="ct176175928"/></text:p>
          </text:list-item>
        </text:list>
      </text:section>
      <text:p text:style-name="P6"><office:annotation><dc:creator>Stéphan Geulette</dc:creator><dc:date>2011-04-01T14:01:18</dc:date><text:p text:style-name="P14"><text:span text:style-name="T8">do text </text:span></text:p><text:p text:style-name="P14"><text:span text:style-name="T8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12"><office:annotation><dc:creator>Gauthier Bastien</dc:creator><dc:date>2011-02-21T09:23:46</dc:date><text:p text:style-name="P14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4-12T11:20:06</dc:date>
    <dc:language>fr-FR</dc:language>
    <meta:editing-cycles>88</meta:editing-cycles>
    <meta:editing-duration>PT33H35M19S</meta:editing-duration>
    <dc:creator>Stéphan Geulette</dc:creator>
    <meta:document-statistic meta:table-count="0" meta:image-count="0" meta:object-count="0" meta:page-count="1" meta:paragraph-count="25" meta:word-count="186" meta:character-count="1578"/>
    <meta:user-defined meta:name="Info 1"/>
    <meta:user-defined meta:name="Info 2"/>
    <meta:user-defined meta:name="Info 3"/>
    <meta:user-defined meta:name="Info 4"/>
  </office:meta>
</office:document-meta>
</file>